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1" manifest:media-type=""/>
  <manifest:file-entry manifest:full-path="ObjectReplacements/Object 31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"/>
  <manifest:file-entry manifest:full-path="ObjectReplacements/Object 22" manifest:media-type="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"/>
  <manifest:file-entry manifest:full-path="ObjectReplacements/Object 3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0f29" officeooo:paragraph-rsid="00170f2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70f29" officeooo:paragraph-rsid="00170f2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80f3b" officeooo:paragraph-rsid="00180f3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80f3b" officeooo:paragraph-rsid="0019393e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9393e" officeooo:paragraph-rsid="0019393e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beedb" officeooo:paragraph-rsid="001beed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c28c" officeooo:paragraph-rsid="001dc28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f83a2" officeooo:paragraph-rsid="001f83a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13a12" officeooo:paragraph-rsid="00213a12" style:font-weight-asian="normal" style:font-weight-complex="normal"/>
    </style:style>
    <style:style style:name="P10" style:family="paragraph" style:parent-style-name="Standard">
      <style:text-properties style:text-line-through-style="none" style:text-line-through-type="none" style:text-underline-style="none" fo:font-weight="normal" officeooo:rsid="0019393e" officeooo:paragraph-rsid="0019393e" style:font-weight-asian="normal" style:font-weight-complex="normal"/>
    </style:style>
    <style:style style:name="P11" style:family="paragraph" style:parent-style-name="Standard">
      <style:text-properties style:text-line-through-style="none" style:text-line-through-type="none" style:text-underline-style="none" fo:font-weight="normal" officeooo:rsid="001a8173" officeooo:paragraph-rsid="0019393e" style:font-weight-asian="normal" style:font-weight-complex="normal"/>
    </style:style>
    <style:style style:name="P12" style:family="paragraph" style:parent-style-name="Standard">
      <style:text-properties style:text-line-through-style="none" style:text-line-through-type="none" style:text-underline-style="none" fo:font-weight="normal" officeooo:rsid="001a8173" officeooo:paragraph-rsid="001a8173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style:text-underline-style="none" fo:font-weight="normal" officeooo:rsid="001beedb" officeooo:paragraph-rsid="001beedb" style:font-weight-asian="normal" style:font-weight-complex="normal"/>
    </style:style>
    <style:style style:name="P14" style:family="paragraph" style:parent-style-name="Standard">
      <style:text-properties style:text-line-through-style="none" style:text-line-through-type="none" style:text-underline-style="none" fo:font-weight="normal" officeooo:rsid="001beedb" officeooo:paragraph-rsid="0019393e" style:font-weight-asian="normal" style:font-weight-complex="normal"/>
    </style:style>
    <style:style style:name="P15" style:family="paragraph" style:parent-style-name="Standard">
      <style:text-properties style:text-line-through-style="none" style:text-line-through-type="none" style:text-underline-style="none" fo:font-weight="normal" officeooo:rsid="001dc28c" officeooo:paragraph-rsid="001dc28c" style:font-weight-asian="normal" style:font-weight-complex="normal"/>
    </style:style>
    <style:style style:name="P16" style:family="paragraph" style:parent-style-name="Standard">
      <style:text-properties style:text-line-through-style="none" style:text-line-through-type="none" style:text-underline-style="none" fo:font-weight="normal" officeooo:rsid="002185fc" officeooo:paragraph-rsid="002185fc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style:text-underline-style="none" fo:font-weight="normal" officeooo:rsid="001f83a2" officeooo:paragraph-rsid="001f83a2" style:font-weight-asian="normal" style:font-weight-complex="normal"/>
    </style:style>
    <style:style style:name="P18" style:family="paragraph" style:parent-style-name="Standard">
      <style:text-properties style:text-line-through-style="none" style:text-line-through-type="none" style:text-underline-style="none" fo:font-weight="normal" officeooo:rsid="00213a12" officeooo:paragraph-rsid="00213a12" style:font-weight-asian="normal" style:font-weight-complex="normal"/>
    </style:style>
    <style:style style:name="P19" style:family="paragraph" style:parent-style-name="Standard">
      <style:text-properties style:text-line-through-style="none" style:text-line-through-type="none" style:text-underline-style="none" fo:font-weight="normal" officeooo:rsid="0022c855" officeooo:paragraph-rsid="0022c855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normal" officeooo:rsid="001dc28c" officeooo:paragraph-rsid="001dc28c" style:font-weight-asian="normal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f83a2"/>
    </style:style>
    <style:style style:name="T3" style:family="text">
      <style:text-properties style:text-line-through-style="none" style:text-line-through-type="none" officeooo:rsid="00213a12"/>
    </style:style>
    <style:style style:name="T4" style:family="text">
      <style:text-properties style:text-line-through-style="none" style:text-line-through-type="none" officeooo:rsid="002185fc"/>
    </style:style>
    <style:style style:name="T5" style:family="text">
      <style:text-properties style:text-line-through-style="none" style:text-line-through-type="none" officeooo:rsid="0022c855"/>
    </style:style>
    <style:style style:name="T6" style:family="text">
      <style:text-properties officeooo:rsid="001a817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ón de transferencia</text:p>
      <text:p text:style-name="P1"/>
      <text:p text:style-name="P2"><draw:frame draw:style-name="fr1" draw:name="Objeto1" text:anchor-type="as-char" svg:y="-0.683cm" svg:width="1.91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Objeto3" text:anchor-type="as-char" svg:y="-0.388cm" svg:width="2.586cm" svg:height="0.543cm" draw:z-index="15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Objeto2" text:anchor-type="as-char" svg:y="-0.386cm" svg:width="4.327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to4" text:anchor-type="as-char" svg:y="-0.445cm" svg:width="4.286cm" svg:height="0.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*1</text:p>
      <text:p text:style-name="P2"/>
      <text:p text:style-name="P2"><draw:frame draw:style-name="fr1" draw:name="Objeto5" text:anchor-type="as-char" svg:y="-0.619cm" svg:width="2.648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1" draw:name="Objeto6" text:anchor-type="as-char" svg:y="-0.619cm" svg:width="3.27cm" svg:height="1.13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1" draw:name="Objeto7" text:anchor-type="as-char" svg:y="-0.386cm" svg:width="4.02cm" svg:height="0.50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<draw:frame draw:style-name="fr1" draw:name="Objeto8" text:anchor-type="as-char" svg:y="-0.377cm" svg:width="1.81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1" draw:name="Objeto9" text:anchor-type="as-char" svg:y="-0.437cm" svg:width="2.699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<draw:frame draw:style-name="fr1" draw:name="Objeto10" text:anchor-type="as-char" svg:y="-0.437cm" svg:width="8.2cm" svg:height="0.81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text:tab/><text:tab/><text:span text:style-name="T6">A<text:tab/><text:tab/><text:tab/>B</text:span></text:p>
      <text:p text:style-name="P3"/>
      <text:p text:style-name="P3"><draw:frame draw:style-name="fr1" draw:name="Objeto11" text:anchor-type="as-char" svg:y="-0.386cm" svg:width="1.572cm" svg:height="0.54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1" draw:name="Objeto12" text:anchor-type="as-char" svg:y="-0.619cm" svg:width="4.565cm" svg:height="1.13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1" draw:name="Objeto13" text:anchor-type="as-char" svg:y="-0.437cm" svg:width="5.022cm" svg:height="0.55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P5">Aplicamos el principio de superposición </text:p>
      <text:p text:style-name="P5"/>
      <text:p text:style-name="P4">A: </text:p>
      <text:p text:style-name="P4"><draw:frame draw:style-name="fr1" draw:name="Objeto14" text:anchor-type="as-char" svg:y="-0.377cm" svg:width="2.858cm" svg:height="0.467cm" draw:z-index="21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draw:frame draw:style-name="fr1" draw:name="Objeto15" text:anchor-type="as-char" svg:y="-0.619cm" svg:width="9.012cm" svg:height="1.131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><draw:frame draw:style-name="fr1" draw:name="Objeto16" text:anchor-type="as-char" svg:y="-0.399cm" svg:width="6.719cm" svg:height="0.778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<text:span text:style-name="T1"><draw:frame draw:style-name="fr1" draw:name="Objeto17" text:anchor-type="as-char" svg:y="-0.379cm" svg:width="1.824cm" svg:height="0.534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"><draw:frame draw:style-name="fr1" draw:name="Objeto18" text:anchor-type="as-char" svg:y="-0.399cm" svg:width="4.232cm" svg:height="0.778cm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0"/>
      <text:p text:style-name="P5"><text:span text:style-name="T1"><draw:frame draw:style-name="fr1" draw:name="Objeto19" text:anchor-type="as-char" svg:y="-0.379cm" svg:width="4.154cm" svg:height="0.534cm" draw:z-index="17"><draw:object xlink:href="./Object 19" xlink:type="simple" xlink:show="embed" xlink:actuate="onLoad"/><draw:image xlink:href="./ObjectReplacements/Object 19" xlink:type="simple" xlink:show="embed" xlink:actuate="onLoad"/></draw:frame></text:span><text:span text:style-name="T1"><draw:frame draw:style-name="fr1" draw:name="Objeto20" text:anchor-type="as-char" svg:y="-0.399cm" svg:width="4.032cm" svg:height="0.778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0"/>
      <text:p text:style-name="P10"/>
      <text:p text:style-name="P10"/>
      <text:p text:style-name="P10"/>
      <text:p text:style-name="P10"><text:soft-page-break/>B:</text:p>
      <text:p text:style-name="P11"><draw:frame draw:style-name="fr1" draw:name="Objeto21" text:anchor-type="as-char" svg:y="-0.377cm" svg:width="2.445cm" svg:height="0.467cm" draw:z-index="2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<draw:frame draw:style-name="fr1" draw:name="Objeto22" text:anchor-type="as-char" svg:y="-0.386cm" svg:width="2.125cm" svg:height="0.508cm" draw:z-index="18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><draw:frame draw:style-name="fr1" draw:name="Objeto23" text:anchor-type="as-char" svg:y="-0.437cm" svg:width="7.728cm" svg:height="0.557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0"/>
      <text:p text:style-name="P6"><text:span text:style-name="T1"><draw:frame draw:style-name="fr1" draw:name="Objeto24" text:anchor-type="as-char" svg:y="-0.379cm" svg:width="1.824cm" svg:height="0.534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"><draw:frame draw:style-name="fr1" draw:name="Objeto25" text:anchor-type="as-char" svg:y="-0.399cm" svg:width="2.87cm" svg:height="0.778cm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6"><text:span text:style-name="T1"><draw:frame draw:style-name="fr1" draw:name="Objeto26" text:anchor-type="as-char" svg:y="-0.379cm" svg:width="2.282cm" svg:height="0.534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"><text:s/></text:span><text:span text:style-name="T1"><draw:frame draw:style-name="fr1" draw:name="Objeto27" text:anchor-type="as-char" svg:y="-0.437cm" svg:width="4.768cm" svg:height="0.815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3"/>
      <text:p text:style-name="P14"><draw:frame draw:style-name="fr1" draw:name="Objeto28" text:anchor-type="as-char" svg:y="-0.437cm" svg:width="9.835cm" svg:height="0.815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/>
      <text:p text:style-name="P10"/>
      <text:p text:style-name="P20">Diagrama de Bode</text:p>
      <text:p text:style-name="P20"/>
      <text:p text:style-name="P7"><text:span text:style-name="T1">Amplitud →</text:span><text:span text:style-name="T2"><draw:frame draw:style-name="fr1" draw:name="Objeto31" text:anchor-type="as-char" svg:y="-0.377cm" svg:width="0.714cm" svg:height="0.469cm" draw:z-index="28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5">Fase → arg T</text:p>
      <text:p text:style-name="P16"/>
      <text:p text:style-name="P7"><text:span text:style-name="T1">Eje x → </text:span><text:span text:style-name="T1"><draw:frame draw:style-name="fr1" draw:name="Objeto29" text:anchor-type="as-char" svg:y="-0.217cm" svg:width="0.503cm" svg:height="0.242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">en escala </text:span><text:span text:style-name="T3">logarítmica</text:span></text:p>
      <text:p text:style-name="P8"><text:span text:style-name="T4">Amplitud: </text:span><text:span text:style-name="T1">Eje y → </text:span><text:span text:style-name="T1"><draw:frame draw:style-name="fr1" draw:name="Objeto30" text:anchor-type="as-char" svg:y="-0.377cm" svg:width="2.432cm" svg:height="0.469cm" draw:z-index="30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Fase: Eje y → arg T</text:p>
      <text:p text:style-name="P17"/>
      <text:p text:style-name="P8"><text:span text:style-name="T1">*</text:span><text:span text:style-name="T5">2</text:span></text:p>
      <text:p text:style-name="P17"/>
      <text:p text:style-name="P17"><draw:frame draw:style-name="fr1" draw:name="Objeto32" text:anchor-type="as-char" svg:y="-0.619cm" svg:width="12.665cm" svg:height="1.131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7"/>
      <text:p text:style-name="P9"><text:span text:style-name="T1">Si</text:span><text:span text:style-name="T1"><draw:frame draw:style-name="fr1" draw:name="Objeto34" text:anchor-type="as-char" svg:y="-0.217cm" svg:width="0.503cm" svg:height="0.242cm" draw:z-index="32"><draw:object xlink:href="./Object 34" xlink:type="simple" xlink:show="embed" xlink:actuate="onLoad"/><draw:image xlink:href="./ObjectReplacements/Object 34" xlink:type="simple" xlink:show="embed" xlink:actuate="onLoad"/></draw:frame></text:span><text:span text:style-name="T1">es bajo →</text:span><text:span text:style-name="T1"><draw:frame draw:style-name="fr1" draw:name="Objeto33" text:anchor-type="as-char" svg:y="-0.377cm" svg:width="1.244cm" svg:height="0.469cm" draw:z-index="3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8"><draw:frame draw:style-name="fr1" draw:name="Objeto35" text:anchor-type="as-char" svg:y="-0.413cm" svg:width="4.255cm" svg:height="0.504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8"/>
      <text:p text:style-name="P18"><draw:frame draw:style-name="fr1" draw:name="Objeto36" text:anchor-type="as-char" svg:y="-0.437cm" svg:width="2.598cm" svg:height="0.527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8"><draw:frame draw:style-name="fr1" draw:name="Objeto37" text:anchor-type="as-char" svg:y="-0.619cm" svg:width="5.149cm" svg:height="1.058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18"><draw:frame draw:style-name="fr1" draw:name="Objeto38" text:anchor-type="as-char" svg:y="-0.377cm" svg:width="1.753cm" svg:height="0.467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8"><draw:frame draw:style-name="fr1" draw:name="Objeto39" text:anchor-type="as-char" svg:y="-0.619cm" svg:width="1.586cm" svg:height="0.998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/>
      <text:p text:style-name="P19">Bode Francisco Jimenez Molinos → Google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9:43:35.200685065</meta:creation-date>
    <dc:date>2018-10-18T21:19:41.460238219</dc:date>
    <meta:editing-duration>PT4M13S</meta:editing-duration>
    <meta:editing-cycles>2</meta:editing-cycles>
    <meta:generator>LibreOffice/6.0.6.2$Linux_X86_64 LibreOffice_project/00m0$Build-2</meta:generator>
    <meta:document-statistic meta:table-count="0" meta:image-count="0" meta:object-count="39" meta:page-count="2" meta:paragraph-count="45" meta:word-count="48" meta:character-count="235" meta:non-whitespace-character-count="194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ω</mi>
          </mrow>
          <mo fence="true" stretchy="false">)</mo>
        </mrow>
        <mo stretchy="false">=</mo>
        <mfrac>
          <msub>
            <mi>v</mi>
            <mn>0</mn>
          </msub>
          <msub>
            <mi>v</mi>
            <mi>i</mi>
          </msub>
        </mfrac>
      </mrow>
    </mrow>
    <annotation encoding="StarMath 5.0">T(%iomega)=v_0 over v_i</annotation>
  </semantics>
</math>
</file>

<file path=Object 10/content.xml><?xml version="1.0" encoding="utf-8"?>
<math xmlns="http://www.w3.org/1998/Math/MathML" display="block">
  <semantics>
    <mrow>
      <msub>
        <mi>v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[</mo>
          <mrow>
            <mrow>
              <mn>10</mn>
              <mi>cos</mi>
              <mrow>
                <mrow>
                  <mo fence="true" stretchy="false">(</mo>
                  <mrow>
                    <mrow>
                      <mn>5</mn>
                      <mi>·</mi>
                      <msup>
                        <mn>10</mn>
                        <mn>6</mn>
                      </msup>
                      <mrow>
                        <mi>t</mi>
                        <mo stretchy="false">+</mo>
                        <mfrac>
                          <mi>π</mi>
                          <mn>4</mn>
                        </mfrac>
                      </mrow>
                    </mrow>
                  </mrow>
                  <mo fence="true" stretchy="false">)</mo>
                </mrow>
                <mo stretchy="false">+</mo>
                <mn>10</mn>
              </mrow>
              <mi>cos</mi>
              <mrow>
                <mo fence="true" stretchy="false">(</mo>
                <mrow>
                  <mrow>
                    <mn>10³</mn>
                    <mrow>
                      <mi>t</mi>
                      <mo stretchy="false">+</mo>
                      <mfrac>
                        <mi>π</mi>
                        <mn>2</mn>
                      </mfrac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  <mi>V</mi>
    </mrow>
    <annotation encoding="StarMath 5.0">v_i(t)=[10 cos (5·10^6 t+%pi over 4) + 10 cos (10³ t+ %pi over 2)]V</annotation>
  </semantics>
</math>
</file>

<file path=Object 11/content.xml><?xml version="1.0" encoding="utf-8"?>
<math xmlns="http://www.w3.org/1998/Math/MathML" display="block">
  <semantics>
    <mrow>
      <mi>¿</mi>
      <msub>
        <mi>v</mi>
        <mn>0</mn>
      </msub>
      <mrow>
        <mo fence="true" stretchy="false">(</mo>
        <mrow>
          <mi>t</mi>
        </mrow>
        <mo fence="true" stretchy="false">)</mo>
      </mrow>
      <mi>?</mi>
    </mrow>
    <annotation encoding="StarMath 5.0">¿v_0(t)?</annotation>
  </semantics>
</math>
</file>

<file path=Object 12/content.xml><?xml version="1.0" encoding="utf-8"?>
<math xmlns="http://www.w3.org/1998/Math/MathML" display="block">
  <semantics>
    <mrow>
      <mi mathvariant="italic">arg</mi>
      <mrow>
        <mi>T</mi>
        <mo stretchy="false">=</mo>
        <mfrac>
          <mn>1</mn>
          <msqrt>
            <mrow>
              <mn>1</mn>
              <mo stretchy="false">+</mo>
              <msup>
                <mrow>
                  <mo fence="true" stretchy="false">(</mo>
                  <mrow>
                    <mrow>
                      <mi>ω</mi>
                      <mn>4,5</mn>
                      <mi>·</mi>
                      <msup>
                        <mn>10</mn>
                        <mrow>
                          <mo stretchy="false">−</mo>
                          <mn>6</mn>
                        </mrow>
                      </msup>
                    </mrow>
                  </mrow>
                  <mo fence="true" stretchy="false">)</mo>
                </mrow>
                <mn>2</mn>
              </msup>
            </mrow>
          </msqrt>
        </mfrac>
      </mrow>
    </mrow>
    <annotation encoding="StarMath 5.0">arg T = 1 over sqrt {1+(%omega 4,5·10^-6)^2}</annotation>
  </semantics>
</math>
</file>

<file path=Object 13/content.xml><?xml version="1.0" encoding="utf-8"?>
<math xmlns="http://www.w3.org/1998/Math/MathML" display="block">
  <semantics>
    <mrow>
      <mi mathvariant="italic">arg</mi>
      <mrow>
        <mi>T</mi>
        <mo stretchy="false">=</mo>
        <mrow>
          <mo stretchy="false">−</mo>
          <mi>arctan</mi>
        </mrow>
      </mrow>
      <mrow>
        <mo fence="true" stretchy="false">(</mo>
        <mrow>
          <mrow>
            <mi>ω</mi>
            <mn>4,5</mn>
            <mi>·</mi>
            <msup>
              <mn>10</mn>
              <mrow>
                <mo stretchy="false">−</mo>
                <mn>6</mn>
              </mrow>
            </msup>
          </mrow>
        </mrow>
        <mo fence="true" stretchy="false">)</mo>
      </mrow>
    </mrow>
    <annotation encoding="StarMath 5.0">arg T = - arctan(%omega 4,5 · 10^-6)</annotation>
  </semantics>
</math>
</file>

<file path=Object 14/content.xml><?xml version="1.0" encoding="utf-8"?>
<math xmlns="http://www.w3.org/1998/Math/MathML" display="block">
  <semantics>
    <mrow>
      <mrow>
        <mi>ω</mi>
        <mo stretchy="false">=</mo>
        <mn>5</mn>
      </mrow>
      <mi>·</mi>
      <mn>10⁶</mn>
      <mrow>
        <mi mathvariant="italic">rad</mi>
        <mo stretchy="false">/</mo>
        <mi>s</mi>
      </mrow>
    </mrow>
    <annotation encoding="StarMath 5.0">%omega = 5·10⁶ rad/s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row>
        <mrow>
          <mo fence="true" stretchy="false">(</mo>
          <mrow>
            <mrow>
              <mn>5</mn>
              <mi>·</mi>
              <mn>10⁶</mn>
            </mrow>
          </mrow>
          <mo fence="true" stretchy="false">)</mo>
        </mrow>
        <mo stretchy="false">=</mo>
        <mfrac>
          <mn>1</mn>
          <msqrt>
            <mrow>
              <mn>1</mn>
              <mo stretchy="false">+</mo>
              <msup>
                <mrow>
                  <mo fence="true" stretchy="false">(</mo>
                  <mrow>
                    <mrow>
                      <mn>5</mn>
                      <mi>·</mi>
                      <mn>10⁶</mn>
                      <mi>·</mi>
                      <mn>4,5</mn>
                      <mi>·</mi>
                      <mrow>
                        <mn>10</mn>
                        <mo stretchy="false">−</mo>
                        <mn>6</mn>
                      </mrow>
                    </mrow>
                  </mrow>
                  <mo fence="true" stretchy="false">)</mo>
                </mrow>
                <mn>2</mn>
              </msup>
            </mrow>
          </msqrt>
        </mfrac>
        <mo stretchy="false">≈</mo>
        <mfrac>
          <mn>1</mn>
          <mn>22,5</mn>
        </mfrac>
        <mo stretchy="false">=</mo>
        <mn>0,044</mn>
      </mrow>
    </mrow>
    <annotation encoding="StarMath 5.0">abs T(5·10⁶) = 1 over sqrt { 1+ (5·10⁶ · 4,5·10-6)^2} approx 1 over 22,5 = 0,044</annotation>
  </semantics>
</math>
</file>

<file path=Object 16/content.xml><?xml version="1.0" encoding="utf-8"?>
<math xmlns="http://www.w3.org/1998/Math/MathML" display="block">
  <semantics>
    <mrow>
      <mi mathvariant="italic">arg</mi>
      <mrow>
        <mi>T</mi>
        <mo stretchy="false">=</mo>
        <mrow>
          <mo stretchy="false">−</mo>
          <mi mathvariant="italic">arctag</mi>
        </mrow>
      </mrow>
      <mrow>
        <mrow>
          <mo fence="true" stretchy="false">(</mo>
          <mrow>
            <mrow>
              <mn>5</mn>
              <mi>·</mi>
              <mn>10⁶</mn>
              <mi>·</mi>
              <mn>4,5</mn>
              <mi>·</mi>
              <mn>10⁶</mn>
            </mrow>
          </mrow>
          <mo fence="true" stretchy="false">)</mo>
        </mrow>
        <mo stretchy="false">≈</mo>
        <mfrac>
          <mrow>
            <mo stretchy="false">−</mo>
            <mi>π</mi>
          </mrow>
          <mn>2</mn>
        </mfrac>
      </mrow>
    </mrow>
    <annotation encoding="StarMath 5.0">arg T = -arctag(5·10⁶ · 4,5·10⁶) approx - %pi over 2</annotation>
  </semantics>
</math>
</file>

<file path=Object 17/content.xml><?xml version="1.0" encoding="utf-8"?>
<math xmlns="http://www.w3.org/1998/Math/MathML" display="block">
  <semantics>
    <mrow>
      <mrow>
        <mrow>
          <mo fence="true" stretchy="true">|</mo>
          <mrow>
            <msub>
              <mi>v</mi>
              <mi>i</mi>
            </msub>
          </mrow>
          <mo fence="true" stretchy="true">|</mo>
        </mrow>
        <mo stretchy="false">=</mo>
        <mn>10</mn>
      </mrow>
      <mi>V</mi>
    </mrow>
    <annotation encoding="StarMath 5.0">abs v_i = 10V</annotation>
  </semantics>
</math>
</file>

<file path=Object 18/content.xml><?xml version="1.0" encoding="utf-8"?>
<math xmlns="http://www.w3.org/1998/Math/MathML" display="block">
  <semantics>
    <mrow>
      <mi mathvariant="italic">arg</mi>
      <mrow>
        <msub>
          <mi>v</mi>
          <mi>i</mi>
        </msub>
        <mo stretchy="false">=</mo>
        <mrow>
          <mo fence="true" stretchy="false">(</mo>
          <mrow>
            <mrow>
              <mn>5</mn>
              <mi>·</mi>
              <mn>10⁶</mn>
              <mrow>
                <mi>t</mi>
                <mo stretchy="false">+</mo>
                <mfrac>
                  <mi>π</mi>
                  <mn>4</mn>
                </mfrac>
              </mrow>
            </mrow>
          </mrow>
          <mo fence="true" stretchy="false">)</mo>
        </mrow>
      </mrow>
      <mi mathvariant="italic">rad</mi>
    </mrow>
    <annotation encoding="StarMath 5.0">arg v_i = (5·10⁶ t + %pi over 4)rad</annotation>
  </semantics>
</math>
</file>

<file path=Object 19/content.xml><?xml version="1.0" encoding="utf-8"?>
<math xmlns="http://www.w3.org/1998/Math/MathML" display="block">
  <semantics>
    <mrow>
      <mrow>
        <mrow>
          <mo fence="true" stretchy="true">|</mo>
          <mrow>
            <msub>
              <mi>v</mi>
              <mn>0</mn>
            </msub>
          </mrow>
          <mo fence="true" stretchy="true">|</mo>
        </mrow>
        <mo stretchy="false">=</mo>
        <mn>0,044</mn>
      </mrow>
      <mi>·</mi>
      <mrow>
        <mn>10</mn>
        <mo stretchy="false">=</mo>
        <mn>0,44</mn>
      </mrow>
      <mi>V</mi>
    </mrow>
    <annotation encoding="StarMath 5.0">abs v_ 0 = 0,044 · 10 =0,44 V</annotation>
  </semantics>
</math>
</file>

<file path=Object 2/content.xml><?xml version="1.0" encoding="utf-8"?>
<math xmlns="http://www.w3.org/1998/Math/MathML" display="block">
  <semantics>
    <mrow>
      <mi mathvariant="italic">arg</mi>
      <mrow>
        <msub>
          <mi>v</mi>
          <mn>0</mn>
        </msub>
        <mo stretchy="false">=</mo>
        <mi mathvariant="italic">arg</mi>
      </mrow>
      <mrow>
        <msub>
          <mi>v</mi>
          <mi>i</mi>
        </msub>
        <mo stretchy="false">+</mo>
        <mi mathvariant="italic">arg</mi>
      </mrow>
      <mi>T</mi>
      <mrow>
        <mo fence="true" stretchy="false">(</mo>
        <mrow>
          <mi>ω</mi>
        </mrow>
        <mo fence="true" stretchy="false">)</mo>
      </mrow>
    </mrow>
    <annotation encoding="StarMath 5.0">arg v_0 = arg v_i + arg T(%iomega)</annotation>
  </semantics>
</math>
</file>

<file path=Object 20/content.xml><?xml version="1.0" encoding="utf-8"?>
<math xmlns="http://www.w3.org/1998/Math/MathML" display="block">
  <semantics>
    <mrow>
      <mi mathvariant="italic">arg</mi>
      <mrow>
        <msub>
          <mi>v</mi>
          <mn>0</mn>
        </msub>
        <mo stretchy="false">=</mo>
        <mn>5</mn>
      </mrow>
      <mi>·</mi>
      <mn>10⁶</mn>
      <mrow>
        <mi>t</mi>
        <mo stretchy="false">+</mo>
        <mfrac>
          <mi>π</mi>
          <mn>4</mn>
        </mfrac>
        <mo stretchy="false">−</mo>
        <mfrac>
          <mi>π</mi>
          <mn>2</mn>
        </mfrac>
      </mrow>
    </mrow>
    <annotation encoding="StarMath 5.0">arg v_ 0 = 5 ·10⁶t + %pi over 4 - %pi over 2</annotation>
  </semantics>
</math>
</file>

<file path=Object 21/content.xml><?xml version="1.0" encoding="utf-8"?>
<math xmlns="http://www.w3.org/1998/Math/MathML" display="block">
  <semantics>
    <mrow>
      <mrow>
        <mi>ω</mi>
        <mo stretchy="false">=</mo>
        <mn>10³</mn>
      </mrow>
      <mrow>
        <mi mathvariant="italic">rad</mi>
        <mo stretchy="false">/</mo>
        <mi>s</mi>
      </mrow>
    </mrow>
    <annotation encoding="StarMath 5.0">%omega = 10³ rad/s</annotation>
  </semantics>
</math>
</file>

<file path=Object 22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row>
        <mrow>
          <mo fence="true" stretchy="false">(</mo>
          <mrow>
            <mn>10³</mn>
          </mrow>
          <mo fence="true" stretchy="false">)</mo>
        </mrow>
        <mo stretchy="false">=</mo>
        <mn>1</mn>
      </mrow>
    </mrow>
    <annotation encoding="StarMath 5.0">abs T(10³) =1 </annotation>
  </semantics>
</math>
</file>

<file path=Object 23/content.xml><?xml version="1.0" encoding="utf-8"?>
<math xmlns="http://www.w3.org/1998/Math/MathML" display="block">
  <semantics>
    <mrow>
      <mi mathvariant="italic">arg</mi>
      <mi>T</mi>
      <mrow>
        <mrow>
          <mo fence="true" stretchy="false">(</mo>
          <mrow>
            <mn>10³</mn>
          </mrow>
          <mo fence="true" stretchy="false">)</mo>
        </mrow>
        <mo stretchy="false">=</mo>
        <mrow>
          <mo stretchy="false">−</mo>
          <mi>arctan</mi>
        </mrow>
      </mrow>
      <mrow>
        <mrow>
          <mo fence="true" stretchy="false">(</mo>
          <mrow>
            <mrow>
              <mn>4,5</mn>
              <mi>·</mi>
              <msup>
                <mn>10</mn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≈</mo>
        <mrow>
          <mo stretchy="false">−</mo>
          <mn>4,5</mn>
        </mrow>
      </mrow>
      <mi>·</mi>
      <msup>
        <mn>10</mn>
        <mrow>
          <mo stretchy="false">−</mo>
          <mn>3</mn>
        </mrow>
      </msup>
    </mrow>
    <annotation encoding="StarMath 5.0">arg T(10³) = -arctan(4,5 ·10^ -3) approx -4,5·10^-3</annotation>
  </semantics>
</math>
</file>

<file path=Object 24/content.xml><?xml version="1.0" encoding="utf-8"?>
<math xmlns="http://www.w3.org/1998/Math/MathML" display="block">
  <semantics>
    <mrow>
      <mrow>
        <mrow>
          <mo fence="true" stretchy="true">|</mo>
          <mrow>
            <msub>
              <mi>v</mi>
              <mi>i</mi>
            </msub>
          </mrow>
          <mo fence="true" stretchy="true">|</mo>
        </mrow>
        <mo stretchy="false">=</mo>
        <mn>10</mn>
      </mrow>
      <mi>V</mi>
    </mrow>
    <annotation encoding="StarMath 5.0">abs v_i = 10V</annotation>
  </semantics>
</math>
</file>

<file path=Object 25/content.xml><?xml version="1.0" encoding="utf-8"?>
<math xmlns="http://www.w3.org/1998/Math/MathML" display="block">
  <semantics>
    <mrow>
      <mi mathvariant="italic">arg</mi>
      <mrow>
        <msub>
          <mi>v</mi>
          <mi>i</mi>
        </msub>
        <mo stretchy="false">=</mo>
        <mn>10³</mn>
      </mrow>
      <mrow>
        <mi>t</mi>
        <mo stretchy="false">+</mo>
        <mfrac>
          <mi>π</mi>
          <mn>2</mn>
        </mfrac>
      </mrow>
    </mrow>
    <annotation encoding="StarMath 5.0">arg v_i=10³ t + %pi over 2</annotation>
  </semantics>
</math>
</file>

<file path=Object 26/content.xml><?xml version="1.0" encoding="utf-8"?>
<math xmlns="http://www.w3.org/1998/Math/MathML" display="block">
  <semantics>
    <mrow>
      <mrow>
        <mrow>
          <mo fence="true" stretchy="true">|</mo>
          <mrow>
            <msub>
              <mi>v</mi>
              <mn>0</mn>
            </msub>
          </mrow>
          <mo fence="true" stretchy="true">|</mo>
        </mrow>
        <mo stretchy="false">=</mo>
        <mn>1</mn>
      </mrow>
      <mi>·</mi>
      <mn>10</mn>
      <mi>V</mi>
    </mrow>
    <annotation encoding="StarMath 5.0">abs v_ 0 = 1 · 10 V</annotation>
  </semantics>
</math>
</file>

<file path=Object 27/content.xml><?xml version="1.0" encoding="utf-8"?>
<math xmlns="http://www.w3.org/1998/Math/MathML" display="block">
  <semantics>
    <mrow>
      <mi mathvariant="italic">arg</mi>
      <mrow>
        <msub>
          <mi>v</mi>
          <mn>0</mn>
        </msub>
        <mo stretchy="false">=</mo>
        <mn>10³</mn>
      </mrow>
      <mrow>
        <mi>t</mi>
        <mo stretchy="false">+</mo>
        <mfrac>
          <mi>π</mi>
          <mn>2</mn>
        </mfrac>
      </mrow>
      <mi>–</mi>
      <mn>4,4</mn>
      <mi>·</mi>
      <msup>
        <mn>10</mn>
        <mrow>
          <mo stretchy="false">−</mo>
          <mn>3</mn>
        </mrow>
      </msup>
    </mrow>
    <annotation encoding="StarMath 5.0">arg v_ 0 = 10³ t + %pi over 2 – 4,4 · 10^-3</annotation>
  </semantics>
</math>
</file>

<file path=Object 28/content.xml><?xml version="1.0" encoding="utf-8"?>
<math xmlns="http://www.w3.org/1998/Math/MathML" display="block">
  <semantics>
    <mrow>
      <msub>
        <mi>v</mi>
        <mn>0</mn>
      </msub>
      <mrow>
        <mo fence="true" stretchy="false">(</mo>
        <mrow>
          <mi>t</mi>
        </mrow>
        <mo fence="true" stretchy="false">)</mo>
      </mrow>
      <mrow>
        <mo fence="true" stretchy="false">[</mo>
        <mrow>
          <mrow>
            <mn>0,44</mn>
            <mi>cos</mi>
            <mrow>
              <mrow>
                <mo fence="true" stretchy="false">(</mo>
                <mrow>
                  <mrow>
                    <mn>5</mn>
                    <mi>·</mi>
                    <mn>10⁶</mn>
                    <mrow>
                      <mi>t</mi>
                      <mo stretchy="false">−</mo>
                      <mfrac>
                        <mi>π</mi>
                        <mn>4</mn>
                      </mfrac>
                    </mrow>
                  </mrow>
                </mrow>
                <mo fence="true" stretchy="false">)</mo>
              </mrow>
              <mo stretchy="false">+</mo>
              <mn>10</mn>
            </mrow>
            <mi>cos</mi>
            <mrow>
              <mo fence="true" stretchy="false">(</mo>
              <mrow>
                <mrow>
                  <mn>10³</mn>
                  <mrow>
                    <mi>t</mi>
                    <mo stretchy="false">+</mo>
                    <mfrac>
                      <mi>π</mi>
                      <mn>2</mn>
                    </mfrac>
                    <mo stretchy="false">−</mo>
                    <mn>4,5</mn>
                  </mrow>
                  <mi>·</mi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o fence="true" stretchy="false">)</mo>
            </mrow>
          </mrow>
        </mrow>
        <mo fence="true" stretchy="false">]</mo>
      </mrow>
    </mrow>
    <annotation encoding="StarMath 5.0">v_ 0(t) [0,44 cos (5·10⁶ t - %pi over 4) + 10 cos (10³ t + %pi over 2 -4,5 ·10^-3)]</annotation>
  </semantics>
</math>
</file>

<file path=Object 29/content.xml><?xml version="1.0" encoding="utf-8"?>
<math xmlns="http://www.w3.org/1998/Math/MathML" display="block">
  <semantics>
    <mi>ω</mi>
    <annotation encoding="StarMath 5.0">%omega </annotation>
  </semantics>
</math>
</file>

<file path=Object 3/content.xml><?xml version="1.0" encoding="utf-8"?>
<math xmlns="http://www.w3.org/1998/Math/MathML" display="block">
  <semantics>
    <mrow>
      <mrow>
        <mrow>
          <mo fence="true" stretchy="true">|</mo>
          <mrow>
            <mi>T</mi>
          </mrow>
          <mo fence="true" stretchy="true">|</mo>
        </mrow>
        <mo stretchy="false">=</mo>
        <mrow>
          <mo fence="true" stretchy="true">|</mo>
          <mrow>
            <mrow>
              <mi>T</mi>
              <mrow>
                <mo fence="true" stretchy="false">(</mo>
                <mrow>
                  <mi>ω</mi>
                </mrow>
                <mo fence="true" stretchy="false">)</mo>
              </mrow>
            </mrow>
          </mrow>
          <mo fence="true" stretchy="true">|</mo>
        </mrow>
      </mrow>
      <mrow>
        <mo fence="true" stretchy="true">|</mo>
        <mrow>
          <msub>
            <mi>v</mi>
            <mi>i</mi>
          </msub>
        </mrow>
        <mo fence="true" stretchy="true">|</mo>
      </mrow>
    </mrow>
    <annotation encoding="StarMath 5.0">abs T = abs {T(%iomega)} abs v_i</annotation>
  </semantics>
</math>
</file>

<file path=Object 30/content.xml><?xml version="1.0" encoding="utf-8"?>
<math xmlns="http://www.w3.org/1998/Math/MathML" display="block">
  <semantics>
    <mrow>
      <mn>20</mn>
      <mi>log</mi>
      <mrow>
        <mo fence="true" stretchy="true">|</mo>
        <mrow>
          <mi>T</mi>
        </mrow>
        <mo fence="true" stretchy="true">|</mo>
      </mrow>
      <mspace width="2em"/>
      <mi mathvariant="italic">dB</mi>
    </mrow>
    <annotation encoding="StarMath 5.0">20 log abs T ~ dB</annotation>
  </semantics>
</math>
</file>

<file path=Object 31/content.xml><?xml version="1.0" encoding="utf-8"?>
<math xmlns="http://www.w3.org/1998/Math/MathML" display="block">
  <semantics>
    <mrow>
      <mo fence="true" stretchy="true">|</mo>
      <mrow>
        <mi>T</mi>
      </mrow>
      <mo fence="true" stretchy="true">|</mo>
    </mrow>
    <annotation encoding="StarMath 5.0">abs T</annotation>
  </semantics>
</math>
</file>

<file path=Object 32/content.xml><?xml version="1.0" encoding="utf-8"?>
<math xmlns="http://www.w3.org/1998/Math/MathML" display="block">
  <semantics>
    <mrow>
      <mn>20</mn>
      <mi>log</mi>
      <mrow>
        <mrow>
          <mo fence="true" stretchy="true">|</mo>
          <mrow>
            <mi>T</mi>
          </mrow>
          <mo fence="true" stretchy="true">|</mo>
        </mrow>
        <mo stretchy="false">=</mo>
        <mn>20</mn>
      </mrow>
      <mi>log</mi>
      <mrow>
        <mfrac>
          <mn>1</mn>
          <msqrt>
            <mrow>
              <mrow>
                <mn>1</mn>
                <mo stretchy="false">+</mo>
                <mrow>
                  <mo fence="true" stretchy="false">(</mo>
                  <mrow>
                    <mrow>
                      <mi>ω</mi>
                      <mi>·</mi>
                      <mn>4,5</mn>
                      <mi>·</mi>
                      <msup>
                        <mn>10</mn>
                        <mrow>
                          <mo stretchy="false">−</mo>
                          <mn>6</mn>
                        </mrow>
                      </msup>
                    </mrow>
                  </mrow>
                  <mo fence="true" stretchy="false">)</mo>
                </mrow>
              </mrow>
              <mn>²</mn>
            </mrow>
          </msqrt>
        </mfrac>
        <mo stretchy="false">=</mo>
        <mn>20</mn>
      </mrow>
      <mi>log</mi>
      <mn>1</mn>
      <mi>–</mi>
      <mn>20</mn>
      <mi>log</mi>
      <msqrt>
        <mrow>
          <mn>1</mn>
          <mo stretchy="false">+</mo>
          <msup>
            <mrow>
              <mo fence="true" stretchy="false">(</mo>
              <mrow>
                <mrow>
                  <mi>ω</mi>
                  <mi>·</mi>
                  <mn>4,5</mn>
                  <mi>·</mi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  <mo fence="true" stretchy="false">)</mo>
            </mrow>
            <mn>2</mn>
          </msup>
        </mrow>
      </msqrt>
    </mrow>
    <annotation encoding="StarMath 5.0">20 log abs T = 20 log 1 over sqrt { 1 + (%omega · 4,5 ·10^-6)²} = 20 log 1 – 20 log sqrt{ 1+(%omega · 4,5 · 10^-6)^2}</annotation>
  </semantics>
</math>
</file>

<file path=Object 33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≈</mo>
      <mn>0</mn>
    </mrow>
    <annotation encoding="StarMath 5.0"> abs T approx 0</annotation>
  </semantics>
</math>
</file>

<file path=Object 34/content.xml><?xml version="1.0" encoding="utf-8"?>
<math xmlns="http://www.w3.org/1998/Math/MathML" display="block">
  <semantics>
    <mi>ω</mi>
    <annotation encoding="StarMath 5.0">%omega</annotation>
  </semantics>
</math>
</file>

<file path=Object 35/content.xml><?xml version="1.0" encoding="utf-8"?>
<math xmlns="http://www.w3.org/1998/Math/MathML" display="block">
  <semantics>
    <mrow>
      <mrow>
        <mo stretchy="false">−</mo>
        <mn>20</mn>
      </mrow>
      <mi>log</mi>
      <mrow>
        <msqrt>
          <mn>2</mn>
        </msqrt>
        <mo stretchy="false">=</mo>
        <mrow>
          <mo stretchy="false">−</mo>
          <mn>3,01</mn>
        </mrow>
      </mrow>
      <mspace width="2em"/>
      <mi mathvariant="italic">dB</mi>
    </mrow>
    <annotation encoding="StarMath 5.0">-20 log sqrt 2 = -3,01 ~ dB</annotation>
  </semantics>
</math>
</file>

<file path=Object 36/content.xml><?xml version="1.0" encoding="utf-8"?>
<math xmlns="http://www.w3.org/1998/Math/MathML" display="block">
  <semantics>
    <mrow>
      <mrow>
        <mn>1</mn>
        <mo stretchy="false">=</mo>
        <mi>ω</mi>
      </mrow>
      <mn>4,5</mn>
      <mi>·</mi>
      <msup>
        <mn>10</mn>
        <mrow>
          <mo stretchy="false">−</mo>
          <mn>6</mn>
        </mrow>
      </msup>
    </mrow>
    <annotation encoding="StarMath 5.0">1= %omega 4,5·10^-6</annotation>
  </semantics>
</math>
</file>

<file path=Object 37/content.xml><?xml version="1.0" encoding="utf-8"?>
<math xmlns="http://www.w3.org/1998/Math/MathML" display="block">
  <semantics>
    <mrow>
      <mrow>
        <mi>ω</mi>
        <mo stretchy="false">=</mo>
        <mfrac>
          <mn>1</mn>
          <mrow>
            <mn>4,5</mn>
            <mi>·</mi>
            <msup>
              <mn>10</mn>
              <mrow>
                <mo stretchy="false">−</mo>
                <mn>6</mn>
              </mrow>
            </msup>
          </mrow>
        </mfrac>
        <mo stretchy="false">=</mo>
        <mn>2,2</mn>
      </mrow>
      <mi>·</mi>
      <mn>10</mn>
      <mn>⁵</mn>
      <mrow>
        <mi mathvariant="italic">rad</mi>
        <mo stretchy="false">/</mo>
        <mi>s</mi>
      </mrow>
    </mrow>
    <annotation encoding="StarMath 5.0">%omega = 1 over {4,5·10^-6} = 2,2 ·10 ⁵ rad/s</annotation>
  </semantics>
</math>
</file>

<file path=Object 38/content.xml><?xml version="1.0" encoding="utf-8"?>
<math xmlns="http://www.w3.org/1998/Math/MathML" display="block">
  <semantics>
    <mrow>
      <mrow>
        <mn>1</mn>
        <mo stretchy="false">=</mo>
        <mi>ω</mi>
      </mrow>
      <mi>R</mi>
      <mi>C</mi>
    </mrow>
    <annotation encoding="StarMath 5.0">1= %omega R C</annotation>
  </semantics>
</math>
</file>

<file path=Object 39/content.xml><?xml version="1.0" encoding="utf-8"?>
<math xmlns="http://www.w3.org/1998/Math/MathML" display="block">
  <semantics>
    <mrow>
      <mi>ω</mi>
      <mo stretchy="false">=</mo>
      <mfrac>
        <mn>1</mn>
        <mrow>
          <mi>R</mi>
          <mi>C</mi>
        </mrow>
      </mfrac>
    </mrow>
    <annotation encoding="StarMath 5.0">%omega = 1 over {R C}</annotation>
  </semantics>
</math>
</file>

<file path=Object 4/content.xml><?xml version="1.0" encoding="utf-8"?>
<math xmlns="http://www.w3.org/1998/Math/MathML" display="block">
  <semantics>
    <mrow>
      <mrow>
        <mo fence="true" stretchy="true">|</mo>
        <mrow>
          <msub>
            <mi>v</mi>
            <mi>i</mi>
          </msub>
        </mrow>
        <mo fence="true" stretchy="true">|</mo>
      </mrow>
      <msup>
        <mi>e</mi>
        <mrow>
          <mi>j</mi>
          <mi mathvariant="italic">arg</mi>
          <msub>
            <mi>v</mi>
            <mi>i</mi>
          </msub>
        </mrow>
      </msup>
      <mi>→</mi>
      <mrow>
        <mo fence="true" stretchy="true">|</mo>
        <mrow>
          <msub>
            <mi>v</mi>
            <mi>i</mi>
          </msub>
        </mrow>
        <mo fence="true" stretchy="true">|</mo>
      </mrow>
      <mi>cos</mi>
      <mrow>
        <mo fence="true" stretchy="false">(</mo>
        <mrow>
          <mrow>
            <mi mathvariant="italic">arg</mi>
            <mi>i</mi>
          </mrow>
        </mrow>
        <mo fence="true" stretchy="false">)</mo>
      </mrow>
    </mrow>
    <annotation encoding="StarMath 5.0">abs v_i e^{j arg v_i} → abs v_i cos (arg i)</annotation>
  </semantics>
</math>
</file>

<file path=Object 5/content.xml><?xml version="1.0" encoding="utf-8"?>
<math xmlns="http://www.w3.org/1998/Math/MathML" display="block">
  <semantics>
    <mrow>
      <mi>T</mi>
      <mo stretchy="false">=</mo>
      <mfrac>
        <mn>1</mn>
        <mrow>
          <mrow>
            <mn>1</mn>
            <mo stretchy="false">+</mo>
            <mi>j</mi>
          </mrow>
          <mi>ω</mi>
          <mi>R</mi>
          <mi>C</mi>
        </mrow>
      </mfrac>
    </mrow>
    <annotation encoding="StarMath 5.0">T= 1 over {1+ j %iomega R C}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i>T</mi>
        </mrow>
        <mo fence="true" stretchy="true">|</mo>
      </mrow>
      <mo stretchy="false">=</mo>
      <mfrac>
        <mn>1</mn>
        <msqrt>
          <mrow>
            <mn>1</mn>
            <mo stretchy="false">+</mo>
            <msup>
              <mrow>
                <mo fence="true" stretchy="false">(</mo>
                <mrow>
                  <mrow>
                    <mi>ω</mi>
                    <mi>R</mi>
                    <mi>C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abs T = 1 over sqrt {1+( %iomega R C)^2}</annotation>
  </semantics>
</math>
</file>

<file path=Object 7/content.xml><?xml version="1.0" encoding="utf-8"?>
<math xmlns="http://www.w3.org/1998/Math/MathML" display="block">
  <semantics>
    <mrow>
      <mi mathvariant="italic">arg</mi>
      <mrow>
        <mi>T</mi>
        <mo stretchy="false">=</mo>
        <mrow>
          <mo stretchy="false">−</mo>
          <mi mathvariant="italic">arctg</mi>
        </mrow>
      </mrow>
      <mrow>
        <mo fence="true" stretchy="false">(</mo>
        <mrow>
          <mrow>
            <mi>ω</mi>
            <mi>R</mi>
            <mi>C</mi>
          </mrow>
        </mrow>
        <mo fence="true" stretchy="false">)</mo>
      </mrow>
    </mrow>
    <annotation encoding="StarMath 5.0">arg T = -arctg(%iomega R C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n>1</mn>
      </mrow>
      <mi>K</mi>
      <mi mathvariant="normal">Ω</mi>
    </mrow>
    <annotation encoding="StarMath 5.0">R = 1K %OMEGA </annotation>
  </semantics>
</math>
</file>

<file path=Object 9/content.xml><?xml version="1.0" encoding="utf-8"?>
<math xmlns="http://www.w3.org/1998/Math/MathML" display="block">
  <semantics>
    <mrow>
      <mrow>
        <mi>C</mi>
        <mo stretchy="false">=</mo>
        <mn>4,5</mn>
      </mrow>
      <mi>·</mi>
      <msup>
        <mn>10</mn>
        <mrow>
          <mo stretchy="false">−</mo>
          <mn>9</mn>
        </mrow>
      </msup>
      <mi>F</mi>
    </mrow>
    <annotation encoding="StarMath 5.0">C=4,5 · 10^-9 F</annotation>
  </semantics>
</math>
</file>